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MUtilsTest.getMethodType( Class &lt; ? &gt; clazz , String metho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MUtilsTest.test_isAnr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UtilsTest.test_getDes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UtilsTest.test_getType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